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/>
    </style:style>
    <style:style style:name="P2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</style:style>
    <style:style style:name="P3" style:family="paragraph" style:parent-style-name="Standard">
      <style:paragraph-properties fo:text-align="center" style:justify-single-word="false"/>
      <style:text-properties fo:font-size="22pt" fo:font-weight="bold" officeooo:rsid="00061843" officeooo:paragraph-rsid="00061843" style:font-size-asian="22pt" style:font-weight-asian="bold" style:font-size-complex="22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2pt" fo:font-weight="bold" officeooo:rsid="00056d4a" officeooo:paragraph-rsid="00056d4a" style:font-size-asian="19.25pt" style:font-weight-asian="bold" style:font-size-complex="22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2pt" fo:font-weight="bold" officeooo:rsid="00061843" officeooo:paragraph-rsid="00061843" style:font-size-asian="19.25pt" style:font-weight-asian="bold" style:font-size-complex="2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6pt" fo:font-weight="bold" officeooo:rsid="000504e5" officeooo:paragraph-rsid="000504e5" style:font-size-asian="14pt" style:font-weight-asian="bold" style:font-size-complex="16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6pt" fo:font-weight="bold" officeooo:rsid="00056d4a" officeooo:paragraph-rsid="00056d4a" style:font-size-asian="14pt" style:font-weight-asian="bold" style:font-size-complex="16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6pt" fo:font-weight="bold" officeooo:rsid="00061843" officeooo:paragraph-rsid="00061843" style:font-size-asian="14pt" style:font-weight-asian="bold" style:font-size-complex="16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22pt" fo:font-weight="bold" officeooo:rsid="00061843" officeooo:paragraph-rsid="00061843" style:font-size-asian="19.25pt" style:font-weight-asian="bold" style:font-size-complex="22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22pt" fo:font-weight="bold" officeooo:rsid="00094a9f" officeooo:paragraph-rsid="00094a9f" style:font-size-asian="19.25pt" style:font-weight-asian="bold" style:font-size-complex="2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6pt" fo:font-weight="bold" officeooo:rsid="00094a9f" officeooo:paragraph-rsid="00094a9f" style:font-size-asian="14pt" style:font-weight-asian="bold" style:font-size-complex="16pt" style:font-weight-complex="bold"/>
    </style:style>
    <style:style style:name="P12" style:family="paragraph" style:parent-style-name="Standard">
      <style:paragraph-properties fo:text-align="center" style:justify-single-word="false"/>
      <style:text-properties officeooo:paragraph-rsid="000504e5"/>
    </style:style>
    <style:style style:name="P13" style:family="paragraph" style:parent-style-name="Table_20_Contents" style:list-style-name="L1">
      <style:paragraph-properties fo:margin-left="0cm" fo:margin-right="0cm" fo:margin-top="0cm" fo:margin-bottom="0cm" loext:contextual-spacing="false" fo:text-align="start" style:justify-single-word="false" fo:text-indent="0cm" style:auto-text-indent="false" fo:padding="0cm" fo:border="none"/>
    </style:style>
    <style:style style:name="P14" style:family="paragraph" style:parent-style-name="Table_20_Contents" style:list-style-name="L2">
      <style:paragraph-properties fo:margin-left="0cm" fo:margin-right="0cm" fo:margin-top="0cm" fo:margin-bottom="0cm" loext:contextual-spacing="false" fo:text-align="start" style:justify-single-word="false" fo:text-indent="0cm" style:auto-text-indent="false" fo:padding="0cm" fo:border="none"/>
    </style:style>
    <style:style style:name="P15" style:family="paragraph" style:parent-style-name="Table_20_Contents" style:list-style-name="L3">
      <style:paragraph-properties fo:margin-left="0cm" fo:margin-right="0cm" fo:margin-top="0cm" fo:margin-bottom="0cm" loext:contextual-spacing="false" fo:text-align="start" style:justify-single-word="false" fo:text-indent="0cm" style:auto-text-indent="false" fo:padding="0cm" fo:border="none"/>
    </style:style>
    <style:style style:name="P16" style:family="paragraph" style:parent-style-name="Table_20_Contents" style:list-style-name="L4">
      <style:paragraph-properties fo:margin-left="0cm" fo:margin-right="0cm" fo:margin-top="0cm" fo:margin-bottom="0cm" loext:contextual-spacing="false" fo:text-align="start" style:justify-single-word="false" fo:text-indent="0cm" style:auto-text-indent="false" fo:padding="0cm" fo:border="none"/>
    </style:style>
    <style:style style:name="P17" style:family="paragraph" style:parent-style-name="Table_20_Contents" style:list-style-name="L5">
      <style:paragraph-properties fo:margin-left="0cm" fo:margin-right="0cm" fo:margin-top="0cm" fo:margin-bottom="0cm" loext:contextual-spacing="false" fo:text-align="start" style:justify-single-word="false" fo:text-indent="0cm" style:auto-text-indent="false" fo:padding="0cm" fo:border="none"/>
    </style:style>
    <style:style style:name="P18" style:family="paragraph" style:parent-style-name="Table_20_Contents" style:list-style-name="L6">
      <style:paragraph-properties fo:margin-left="0cm" fo:margin-right="0cm" fo:margin-top="0cm" fo:margin-bottom="0cm" loext:contextual-spacing="false" fo:text-align="start" style:justify-single-word="false" fo:text-indent="0cm" style:auto-text-indent="false" fo:padding="0cm" fo:border="none"/>
    </style:style>
    <style:style style:name="P19" style:family="paragraph" style:parent-style-name="Table_20_Contents" style:list-style-name="L7">
      <style:paragraph-properties fo:margin-left="0cm" fo:margin-right="0cm" fo:margin-top="0cm" fo:margin-bottom="0cm" loext:contextual-spacing="false" fo:text-align="start" style:justify-single-word="false" fo:text-indent="0cm" style:auto-text-indent="false" fo:padding="0cm" fo:border="none"/>
    </style:style>
    <style:style style:name="P20" style:family="paragraph" style:parent-style-name="Table_20_Contents" style:list-style-name="L8">
      <style:paragraph-properties fo:margin-left="0cm" fo:margin-right="0cm" fo:margin-top="0cm" fo:margin-bottom="0cm" loext:contextual-spacing="false" fo:text-align="start" style:justify-single-word="false" fo:text-indent="0cm" style:auto-text-indent="false" fo:padding="0cm" fo:border="none"/>
    </style:style>
    <style:style style:name="P21" style:family="paragraph" style:parent-style-name="Table_20_Contents" style:list-style-name="L9">
      <style:paragraph-properties fo:margin-left="0cm" fo:margin-right="0cm" fo:margin-top="0cm" fo:margin-bottom="0cm" loext:contextual-spacing="false" fo:text-align="start" style:justify-single-word="false" fo:text-indent="0cm" style:auto-text-indent="false" fo:padding="0cm" fo:border="none"/>
    </style:style>
    <style:style style:name="P22" style:family="paragraph" style:parent-style-name="Table_20_Contents" style:list-style-name="L1">
      <style:paragraph-properties fo:margin-left="0cm" fo:margin-right="0cm" fo:margin-top="0.132cm" fo:margin-bottom="0cm" loext:contextual-spacing="false" fo:text-align="start" style:justify-single-word="false" fo:text-indent="0cm" style:auto-text-indent="false" fo:padding="0cm" fo:border="none"/>
    </style:style>
    <style:style style:name="P23" style:family="paragraph" style:parent-style-name="Table_20_Contents" style:list-style-name="L2">
      <style:paragraph-properties fo:margin-left="0cm" fo:margin-right="0cm" fo:margin-top="0.132cm" fo:margin-bottom="0cm" loext:contextual-spacing="false" fo:text-align="start" style:justify-single-word="false" fo:text-indent="0cm" style:auto-text-indent="false" fo:padding="0cm" fo:border="none"/>
    </style:style>
    <style:style style:name="P24" style:family="paragraph" style:parent-style-name="Table_20_Contents" style:list-style-name="L3">
      <style:paragraph-properties fo:margin-left="0cm" fo:margin-right="0cm" fo:margin-top="0.132cm" fo:margin-bottom="0cm" loext:contextual-spacing="false" fo:text-align="start" style:justify-single-word="false" fo:text-indent="0cm" style:auto-text-indent="false" fo:padding="0cm" fo:border="none"/>
    </style:style>
    <style:style style:name="P25" style:family="paragraph" style:parent-style-name="Table_20_Contents" style:list-style-name="L4">
      <style:paragraph-properties fo:margin-left="0cm" fo:margin-right="0cm" fo:margin-top="0.132cm" fo:margin-bottom="0cm" loext:contextual-spacing="false" fo:text-align="start" style:justify-single-word="false" fo:text-indent="0cm" style:auto-text-indent="false" fo:padding="0cm" fo:border="none"/>
    </style:style>
    <style:style style:name="P26" style:family="paragraph" style:parent-style-name="Table_20_Contents" style:list-style-name="L5">
      <style:paragraph-properties fo:margin-left="0cm" fo:margin-right="0cm" fo:margin-top="0.132cm" fo:margin-bottom="0cm" loext:contextual-spacing="false" fo:text-align="start" style:justify-single-word="false" fo:text-indent="0cm" style:auto-text-indent="false" fo:padding="0cm" fo:border="none"/>
    </style:style>
    <style:style style:name="P27" style:family="paragraph" style:parent-style-name="Table_20_Contents" style:list-style-name="L6">
      <style:paragraph-properties fo:margin-left="0cm" fo:margin-right="0cm" fo:margin-top="0.132cm" fo:margin-bottom="0cm" loext:contextual-spacing="false" fo:text-align="start" style:justify-single-word="false" fo:text-indent="0cm" style:auto-text-indent="false" fo:padding="0cm" fo:border="none"/>
    </style:style>
    <style:style style:name="P28" style:family="paragraph" style:parent-style-name="Table_20_Contents" style:list-style-name="L7">
      <style:paragraph-properties fo:margin-left="0cm" fo:margin-right="0cm" fo:margin-top="0.132cm" fo:margin-bottom="0cm" loext:contextual-spacing="false" fo:text-align="start" style:justify-single-word="false" fo:text-indent="0cm" style:auto-text-indent="false" fo:padding="0cm" fo:border="none"/>
    </style:style>
    <style:style style:name="P29" style:family="paragraph" style:parent-style-name="Table_20_Contents" style:list-style-name="L8">
      <style:paragraph-properties fo:margin-left="0cm" fo:margin-right="0cm" fo:margin-top="0.132cm" fo:margin-bottom="0cm" loext:contextual-spacing="false" fo:text-align="start" style:justify-single-word="false" fo:text-indent="0cm" style:auto-text-indent="false" fo:padding="0cm" fo:border="none"/>
    </style:style>
    <style:style style:name="P30" style:family="paragraph" style:parent-style-name="Table_20_Contents" style:list-style-name="L9">
      <style:paragraph-properties fo:margin-left="0cm" fo:margin-right="0cm" fo:margin-top="0.132cm" fo:margin-bottom="0cm" loext:contextual-spacing="false" fo:text-align="start" style:justify-single-word="false" fo:text-indent="0cm" style:auto-text-indent="false" fo:padding="0cm" fo:border="none"/>
    </style:style>
    <style:style style:name="T1" style:family="text">
      <style:text-properties fo:font-size="22pt" fo:font-weight="bold" officeooo:rsid="000504e5" style:font-size-asian="22pt" style:font-weight-asian="bold" style:font-size-complex="22pt" style:font-weight-complex="bold"/>
    </style:style>
    <style:style style:name="T2" style:family="text">
      <style:text-properties officeooo:rsid="000c0b82"/>
    </style:style>
    <text:list-style style:name="L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1">1. Вступление</text:span></text:p>
      <text:p text:style-name="P6">1.1 Базовые конструкции языка</text:p>
      <text:p text:style-name="P6">1.2 Почему Ruby, Ruby on Rails — это круто, модно и востребовано</text:p>
      <text:p text:style-name="P6">1.3 Повтор HTML, CSS</text:p>
      <text:p text:style-name="P6">1.4 JavaScript — зачем он н<text:span text:style-name="T2">у</text:span>жен веб-девелоперу</text:p>
      <text:p text:style-name="P6">1.5 Повтор принципов ООП на примере Ruby</text:p>
      <text:p text:style-name="P6"/>
      <text:p text:style-name="P6"/>
      <text:p text:style-name="P6"/>
      <text:p text:style-name="P4">2. Hello, Ruby!</text:p>
      <text:p text:style-name="P7">2.1 Обзор функционального подхода — proc, lambda</text:p>
      <text:p text:style-name="P7">2.2 Модули в Ruby и механизм mixins</text:p>
      <text:p text:style-name="P7">2.3 Работа со строками, массивами и хешами</text:p>
      <text:p text:style-name="P7">2.4 Введение в автотесты. Ценность TDD и BDD</text:p>
      <text:p text:style-name="P7">2.5 Git, Github и контроль версий как таковой</text:p>
      <text:p text:style-name="P7"/>
      <text:p text:style-name="P7"/>
      <text:p text:style-name="P7"/>
      <text:p text:style-name="P5">3. ActiveModel — Rails ORM</text:p>
      <text:p text:style-name="P8">3.1 ActiveModel — Rails ORM (работа с базой данных)</text:p>
      <text:p text:style-name="P8">3.2 Повтор ООП — Шаблоны проектирования</text:p>
      <text:p text:style-name="P8">3.3 Работа с данными, CRUD</text:p>
      <text:p text:style-name="P8">3.4 Rspec — инструмент создания автотестов</text:p>
      <text:p text:style-name="P8">3.5 Шаблоны проектирования в Ruby</text:p>
      <text:p text:style-name="P8"/>
      <text:p text:style-name="P8"/>
      <text:p text:style-name="P8"/>
      <text:p text:style-name="P3">4. MVC</text:p>
      <text:p text:style-name="P8">4.1 Понятие MVC</text:p>
      <text:p text:style-name="P8">4.2 Rails : Router, ActiveController</text:p>
      <text:p text:style-name="P8">4.3 REST, Nested Resources</text:p>
      <text:p text:style-name="P8">4.4 Этика и приемы командной работы на GitHub</text:p>
      <text:p text:style-name="P8">4.5 HTTP : request, response, headers, GET, POST, PUT, DELETE</text:p>
      <text:p text:style-name="P8"/>
      <text:p text:style-name="P8"/>
      <text:p text:style-name="P8"/>
      <text:p text:style-name="P8"><text:soft-page-break/></text:p>
      <text:p text:style-name="P5">5. Rails : ActiveView, Helpers</text:p>
      <text:p text:style-name="P8">5.1 Rails : ActiveView, Helpers</text:p>
      <text:p text:style-name="P8">5.2 Assets Pipeline</text:p>
      <text:p text:style-name="P8">5.3 Обзор использования jQuery в приложении</text:p>
      <text:p text:style-name="P8">5.4 Создание View, использование хелперов и JavaScript</text:p>
      <text:p text:style-name="P8"/>
      <text:p text:style-name="P8"/>
      <text:p text:style-name="P8"/>
      <text:p text:style-name="P5">6. Аутентификация и авторизация</text:p>
      <text:p text:style-name="P11">6.1 Аутентификация и авторизация пользователей</text:p>
      <text:p text:style-name="P11">6.2 Rails: generators</text:p>
      <text:p text:style-name="P11">6.3 Twitter Bootstrap и Responsive web — кому и зачем это нужно</text:p>
      <text:p text:style-name="P11">6.4 Формы и Nested Forms</text:p>
      <text:p text:style-name="P11">6.5 Devise — гем для аутентификации</text:p>
      <text:p text:style-name="P11"/>
      <text:p text:style-name="P11"/>
      <text:p text:style-name="P11"/>
      <text:p text:style-name="P10">7. Rails Environment</text:p>
      <text:p text:style-name="P11">7.1 Rails Environment</text:p>
      <text:p text:style-name="P11">7.2 Convention over Configuration</text:p>
      <text:p text:style-name="P11">7.3 Rails Init Load Queue</text:p>
      <text:p text:style-name="P11">7.4 Rails Initializers</text:p>
      <text:p text:style-name="P11">7.5 Что скрывает в себе папка config в Rails проекте</text:p>
      <text:p text:style-name="P11"/>
      <text:p text:style-name="P11"/>
      <text:p text:style-name="P11"/>
      <text:p text:style-name="P10">8. Паттерны и антипаттерны в мире Rails</text:p>
      <text:p text:style-name="P11">8.1 Паттерны и антипаттерны в мире Rails</text:p>
      <text:p text:style-name="P11">8.2 Деплоймент: Capistrano, Heroku</text:p>
      <text:p text:style-name="P11">8.3 NewRelic, Bullet и проблемы, которые они помогают найти</text:p>
      <text:p text:style-name="P11">8.4 Типы автотестов, покрытие тестами, метрики качества кода</text:p>
      <text:p text:style-name="P11"/>
      <text:p text:style-name="P11"/>
      <text:p text:style-name="P11"/>
      <text:p text:style-name="P10"/>
      <text:p text:style-name="P10"/>
      <text:p text:style-name="P10"><text:soft-page-break/>9. Cucumber, Capybara, Selenium</text:p>
      <text:p text:style-name="P11">9.1 Интеграционное тестирование — Cucumber, Capybara, Selenium</text:p>
      <text:p text:style-name="P11">9.2 Debugging и оптимизация</text:p>
      <text:p text:style-name="P11">9.3 Отправка почты из приложения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План взят с http://rubybursa.com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uk" fo:country="U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4T23:43:08.661928980</meta:creation-date>
    <dc:date>2015-09-27T13:09:52.477070440</dc:date>
    <meta:editing-duration>PT40M56S</meta:editing-duration>
    <meta:editing-cycles>6</meta:editing-cycles>
    <meta:generator>LibreOffice/4.4.2.2$Linux_X86_64 LibreOffice_project/40m0$Build-2</meta:generator>
    <meta:document-statistic meta:table-count="0" meta:image-count="0" meta:object-count="0" meta:page-count="3" meta:paragraph-count="51" meta:word-count="282" meta:character-count="1834" meta:non-whitespace-character-count="1593"/>
  </office:meta>
</office:document-meta>
</file>